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0fc" officeooo:paragraph-rsid="000fa0fc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a0fc" officeooo:paragraph-rsid="000fa0fc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2d736" officeooo:paragraph-rsid="0012d736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12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A CIA 1</text:p>
      <text:p text:style-name="P1"/>
      <text:p text:style-name="P1"/>
      <text:p text:style-name="P1"/>
      <text:p text:style-name="P1">I’ve used C programming language for all three programs as I’m more familiar and comfortable with the same. <text:span text:style-name="T1">Its more easier to code and debug and faster compilation.</text:span></text:p>
      <text:p text:style-name="P1"/>
      <text:p text:style-name="P1">P<text:span text:style-name="T1">rim’s and Kruskal’s MST algorithm </text:span>fails to work <text:span text:style-name="T1">for directed graphs usually. But for the graph given in this case works out for both Prim’s and kruskal’s. I have attached the pricture of both the cases having directed and undirected graphs. Both have a minimum cost of 2. </text:span></text:p>
      <text:p text:style-name="P1"/>
      <text:p text:style-name="P3">Whereas in the case of Dijkstras algorithm the cost of each of the node changes for directed and undirected graphs.</text:p>
      <text:p text:style-name="P3"/>
      <text:p text:style-name="P3">For Dijkstra's Algorithm, we get the following values for paths from S to the remaining nodes A, B, C, D and E.</text:p>
      <text:p text:style-name="P3"/>
      <text:p text:style-name="P3">S to</text:p>
      <text:p text:style-name="P3">A <text:s/>B <text:s/>C <text:s/>D <text:s/>E</text:p>
      <text:p text:style-name="P3">5 <text:s/>5 <text:s/>7 <text:s/>9 <text:s/>8</text:p>
      <text:p text:style-name="P3"/>
      <text:p text:style-name="P3">If the graph was undirected, the values would be the following.</text:p>
      <text:p text:style-name="P3"/>
      <text:p text:style-name="P3">S to </text:p>
      <text:p text:style-name="P3">A <text:s/>B <text:s/>C <text:s/>D <text:s/>E</text:p>
      <text:p text:style-name="P3">5 <text:s/>5 <text:s/>4 <text:s/>3 <text:s/>8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1:02:37.978875841</meta:creation-date>
    <dc:date>2023-01-18T11:26:57.703955587</dc:date>
    <meta:editing-duration>PT3M59S</meta:editing-duration>
    <meta:editing-cycles>1</meta:editing-cycles>
    <meta:document-statistic meta:table-count="0" meta:image-count="0" meta:object-count="0" meta:page-count="1" meta:paragraph-count="12" meta:word-count="156" meta:character-count="797" meta:non-whitespace-character-count="635"/>
    <meta:generator>LibreOffice/6.4.7.2$Linux_X86_64 LibreOffice_project/40$Build-2</meta:generator>
  </office:meta>
</office:document-meta>
</file>